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" draw:marker-end-width="0.3cm" draw:fill="none" draw:textarea-horizontal-align="right" draw:textarea-vertical-align="top" fo:padding-top="0cm" fo:padding-bottom="0cm" fo:padding-left="0.1cm" fo:padding-right="0.1cm"/>
    </style:style>
    <style:style style:name="gr3" style:family="graphic" style:parent-style-name="objectwithoutfill">
      <style:graphic-properties draw:marker-end="Linienende_20_1" draw:marker-end-width="0.2cm" draw:fill="none" draw:textarea-vertical-align="bottom" fo:padding-top="0cm" fo:padding-bottom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cm" svg:x="0.1cm" svg:y="0.1cm">
          <text:p text:style-name="P1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.5cm" svg:height="1cm" svg:x="0.1cm" svg:y="2.1cm">
          <text:p text:style-name="P1">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.5cm" svg:height="1cm" svg:x="5.1cm" svg:y="1.1cm">
          <text:p text:style-name="P1">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.5cm" svg:height="1cm" svg:x="5.1cm" svg:y="3.1cm">
          <text:p text:style-name="P1">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-0.751cm" svg:x1="1.6cm" svg:y1="2.6cm" svg:x2="5.1cm" svg:y2="1.6cm" draw:start-shape="id1" draw:start-glue-point="7" draw:end-shape="id2" draw:end-glue-point="5" svg:d="m1600 2600h1000v-1000h2500">
          <text:p text:style-name="P2"><text:span text:style-name="T1">besitzt</text:span></text:p>
        </draw:connector>
        <draw:connector draw:style-name="gr3" draw:text-style-name="P2" draw:layer="layout" svg:x1="0.85cm" svg:y1="3.1cm" svg:x2="5.1cm" svg:y2="3.6cm" draw:start-shape="id1" draw:start-glue-point="6" draw:end-shape="id3" draw:end-glue-point="5" svg:d="m850 3100v502h2501v-2h1749">
          <text:p text:style-name="P1"><text:span text:style-name="T1">kennt</text:span></text:p>
        </draw:connector>
        <draw:custom-shape draw:style-name="gr4" draw:text-style-name="P1" draw:layer="layout" svg:width="1cm" svg:height="0.5cm" draw:transform="rotate (-1.5707963267949) translate (1.1cm 1.1cm)">
          <text:p/>
          <draw:enhanced-geometry svg:viewBox="0 0 21600 21600" draw:text-areas="?f7 ?f0 21600 ?f2" draw:mirror-horizontal="false" draw:mirror-vertical="false" draw:type="left-arrow" draw:modifiers="8264.53546453546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cm" svg:height="0.5cm" draw:transform="rotate (-1.5707963267949) translate (6.1cm 2.1cm)">
          <text:p/>
          <draw:enhanced-geometry svg:viewBox="0 0 21600 21600" draw:text-areas="?f7 ?f0 21600 ?f2" draw:type="left-arrow" draw:modifiers="8264.53546453546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3.423cm" svg:height="0.806cm" svg:x="6.4cm" svg:y="2.238cm">
          <draw:text-box>
            <text:p text:style-name="P3"><text:span text:style-name="T2">← </text:span><text:span text:style-name="T2">Vererb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cm" fo:page-height="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12:08:59</dc:date>
    <dc:creator>Markus </dc:creator>
    <meta:editing-duration>PT7M33S</meta:editing-duration>
    <meta:editing-cycles>3</meta:editing-cycles>
    <meta:generator>LibreOffice/3.5$Linux_X86_64 LibreOffice_project/350m1$Build-2</meta:generator>
    <meta:document-statistic meta:object-count="9"/>
  </office:meta>
</office:document-meta>
</file>